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.equals( @ Nullable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MethodMetadataReadingVisitor.ge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MethodMetadataReadingVisitor.visitAnnotation( String descriptor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.Source( String declaringClassName , String methodName ,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MethodMetadataReadingVisitor.SimpleMethodMetadataReadingVisitor( @ Nullable ClassLoader classLoader , String declaringClassName , int access , String methodName , String descriptor , Consumer &lt; SimpleMethodMetadata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ethodMetadataReadingVisito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